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Heading_20_3">
      <style:text-properties officeooo:rsid="0014609b" officeooo:paragraph-rsid="001fd59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6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>
      <style:text-properties officeooo:rsid="0014609b" officeooo:paragraph-rsid="001fd598"/>
    </style:style>
    <style:style style:name="P59" style:family="paragraph" style:parent-style-name="Text_20_body" style:list-style-name="L28"/>
    <style:style style:name="P60" style:family="paragraph" style:parent-style-name="Text_20_body" style:list-style-name="L28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2"/>
    <style:style style:name="P68" style:family="paragraph" style:parent-style-name="Text_20_body" style:list-style-name="L32">
      <style:paragraph-properties fo:margin-top="0cm" fo:margin-bottom="0cm" style:contextual-spacing="false"/>
    </style:style>
    <style:style style:name="P69" style:family="paragraph" style:parent-style-name="Text_20_body" style:list-style-name="L33"/>
    <style:style style:name="P70" style:family="paragraph" style:parent-style-name="Text_20_body" style:list-style-name="L33">
      <style:paragraph-properties fo:margin-top="0cm" fo:margin-bottom="0cm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5">
      <style:paragraph-properties fo:margin-top="0cm" fo:margin-bottom="0cm" style:contextual-spacing="false"/>
    </style:style>
    <style:style style:name="P75" style:family="paragraph" style:parent-style-name="Text_20_body" style:list-style-name="L36"/>
    <style:style style:name="P76" style:family="paragraph" style:parent-style-name="Text_20_body" style:list-style-name="L36">
      <style:paragraph-properties fo:margin-top="0cm" fo:margin-bottom="0cm" style:contextual-spacing="false"/>
    </style:style>
    <style:style style:name="P77" style:family="paragraph" style:parent-style-name="Text_20_body" style:list-style-name="L37"/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8"/>
    <style:style style:name="P80" style:family="paragraph" style:parent-style-name="Text_20_body" style:list-style-name="L38">
      <style:paragraph-properties fo:margin-top="0cm" fo:margin-bottom="0cm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39">
      <style:paragraph-properties fo:margin-top="0cm" fo:margin-bottom="0cm" style:contextual-spacing="false"/>
    </style:style>
    <style:style style:name="P83" style:family="paragraph" style:parent-style-name="Text_20_body">
      <style:paragraph-properties fo:break-before="page"/>
    </style:style>
    <style:style style:name="T1" style:family="text">
      <style:text-properties officeooo:rsid="001eac28"/>
    </style:style>
    <style:style style:name="T2" style:family="text">
      <style:text-properties officeooo:rsid="00244d3c"/>
    </style:style>
    <style:style style:name="T3" style:family="text">
      <style:text-properties officeooo:rsid="0025329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2">2</text:span> – Capítulo <text:span text:style-name="T2">5</text:span> </text:p>
      <text:p text:style-name="P2"><text:s/><text:span text:style-name="T3">Instalación </text:span><text:span text:style-name="T2">Windows 10 - Windows 11</text:span><text:span text:style-name="T1">:</text:span></text:p>
      <text:h text:style-name="P1" text:outline-level="3"><text:span text:style-name="Strong_20_Emphasis">Requisitos mínimos de Windows 10</text:span></text:h>
      <text:p text:style-name="Text_20_body">Antes de proceder con la instalación, verifica que tu equipo cumpla con estos requisitos:</text:p>
      <text:list text:style-name="L28">
        <text:list-item>
          <text:p text:style-name="P60"><text:span text:style-name="Strong_20_Emphasis">Procesador:</text:span> 1 GHz o más rápido con 2 o más núcleos en un procesador compatible de 64 bits.</text:p>
        </text:list-item>
        <text:list-item>
          <text:p text:style-name="P60"><text:span text:style-name="Strong_20_Emphasis">RAM:</text:span> 4 GB como mínimo (se recomienda 8 GB o más).</text:p>
        </text:list-item>
        <text:list-item>
          <text:p text:style-name="P60"><text:span text:style-name="Strong_20_Emphasis">Espacio en disco:</text:span> 64 GB o más de almacenamiento disponible.</text:p>
        </text:list-item>
        <text:list-item>
          <text:p text:style-name="P60"><text:span text:style-name="Strong_20_Emphasis">Tarjeta gráfica:</text:span> Compatible con DirectX 12 o posterior con un controlador WDDM 2.0.</text:p>
        </text:list-item>
        <text:list-item>
          <text:p text:style-name="P60"><text:span text:style-name="Strong_20_Emphasis">Pantalla:</text:span> Resolución mínima de 800x600 píxeles.</text:p>
        </text:list-item>
        <text:list-item>
          <text:p text:style-name="P59"><text:span text:style-name="Strong_20_Emphasis">Conexión a Internet:</text:span> Obligatoria para actualizaciones y algunas características.</text:p>
        </text:list-item>
      </text:list>
      <text:p text:style-name="Horizontal_20_Line"/>
      <text:h text:style-name="Heading_20_3" text:outline-level="3"><text:span text:style-name="Strong_20_Emphasis">Pasos para instalar Windows 10 Pro Workstation N</text:span></text:h>
      <text:h text:style-name="Heading_20_4" text:outline-level="4"><text:span text:style-name="Strong_20_Emphasis">1. Descargar el archivo ISO de Microsoft</text:span></text:h>
      <text:list text:style-name="L29">
        <text:list-item>
          <text:p text:style-name="P61"><text:span text:style-name="Strong_20_Emphasis">Visita el sitio oficial de Microsoft:</text:span></text:p>
          <text:list>
            <text:list-item>
              <text:p text:style-name="P62">Ve a <text:a xlink:type="simple" xlink:href="https://www.microsoft.com/software-download/windows10" office:target-frame-name="_new" xlink:show="replace" text:style-name="Internet_20_link" text:visited-style-name="Visited_20_Internet_20_Link">Descarga de Windows 10</text:a>.</text:p>
            </text:list-item>
          </text:list>
        </text:list-item>
        <text:list-item>
          <text:p text:style-name="P61"><text:span text:style-name="Strong_20_Emphasis">Descarga la herramienta de creación de medios:</text:span></text:p>
          <text:list>
            <text:list-item>
              <text:p text:style-name="P62">Haz clic en <text:span text:style-name="Emphasis">"Descargar ahora la herramienta"</text:span> para descargar la Media Creation Tool.</text:p>
            </text:list-item>
          </text:list>
        </text:list-item>
        <text:list-item>
          <text:p text:style-name="P61"><text:span text:style-name="Strong_20_Emphasis">Generar el archivo ISO:</text:span></text:p>
          <text:list>
            <text:list-item>
              <text:p text:style-name="P62">Ejecuta la herramienta.</text:p>
            </text:list-item>
            <text:list-item>
              <text:p text:style-name="P62">Selecciona <text:span text:style-name="Emphasis">"Crear medios de instalación para otro PC"</text:span>.</text:p>
            </text:list-item>
            <text:list-item>
              <text:p text:style-name="P62">Elige el idioma, edición (<text:span text:style-name="Emphasis">Windows 10 Pro Workstation N</text:span>) y arquitectura (64 bits).</text:p>
            </text:list-item>
            <text:list-item>
              <text:p text:style-name="P62">Selecciona <text:span text:style-name="Emphasis">"Archivo ISO"</text:span> como el tipo de medio.</text:p>
            </text:list-item>
            <text:list-item>
              <text:p text:style-name="P61">Descarga el archivo ISO en tu computadora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Preparar un medio de instalación (USB/DVD)</text:span></text:h>
      <text:list text:style-name="L30">
        <text:list-item>
          <text:p text:style-name="P63"><text:span text:style-name="Strong_20_Emphasis">Crear un USB booteable:</text:span></text:p>
          <text:list>
            <text:list-item>
              <text:p text:style-name="P64">Descarga e instala <text:span text:style-name="Strong_20_Emphasis">Rufus</text:span> desde <text:a xlink:type="simple" xlink:href="https://rufus.ie/" office:target-frame-name="_new" xlink:show="replace" text:style-name="Internet_20_link" text:visited-style-name="Visited_20_Internet_20_Link">rufus.ie</text:a>.</text:p>
            </text:list-item>
            <text:list-item>
              <text:p text:style-name="P64">Inserta un USB de al menos 8 GB.</text:p>
            </text:list-item>
            <text:list-item>
              <text:p text:style-name="P64">Abre Rufus, selecciona el archivo ISO descargado y configura:</text:p>
              <text:list>
                <text:list-item>
                  <text:p text:style-name="P64">Sistema de archivos: NTFS.</text:p>
                </text:list-item>
                <text:list-item>
                  <text:p text:style-name="P64">Tipo de partición: GPT (para UEFI).</text:p>
                </text:list-item>
              </text:list>
            </text:list-item>
            <text:list-item>
              <text:p text:style-name="P64"><text:soft-page-break/>Haz clic en <text:span text:style-name="Emphasis">"Empezar"</text:span> y espera a que termine.</text:p>
            </text:list-item>
          </text:list>
        </text:list-item>
        <text:list-item>
          <text:p text:style-name="P63"><text:span text:style-name="Strong_20_Emphasis">Opcional: Crear un DVD booteable:</text:span></text:p>
          <text:list>
            <text:list-item>
              <text:p text:style-name="P63">Usa software como ImgBurn o el grabador de discos integrado en Windows para grabar el archivo ISO en un DVD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r el BIOS/UEFI</text:span></text:h>
      <text:list text:style-name="L31">
        <text:list-item>
          <text:p text:style-name="P66">Reinicia tu computadora y entra al BIOS/UEFI (normalmente presionando una tecla como F2, F12, DEL o ESC durante el arranque).</text:p>
        </text:list-item>
        <text:list-item>
          <text:p text:style-name="P66">Cambia la prioridad de arranque para que el USB o DVD sea el primer dispositivo.</text:p>
        </text:list-item>
        <text:list-item>
          <text:p text:style-name="P65">Guarda los cambios y reinicia.</text:p>
        </text:list-item>
      </text:list>
      <text:p text:style-name="Horizontal_20_Line"/>
      <text:h text:style-name="Heading_20_4" text:outline-level="4"><text:span text:style-name="Strong_20_Emphasis">4. Proceso de instalación</text:span></text:h>
      <text:list text:style-name="L32">
        <text:list-item>
          <text:p text:style-name="P67"><text:span text:style-name="Strong_20_Emphasis">Inicia desde el medio de instalación:</text:span></text:p>
          <text:list>
            <text:list-item>
              <text:p text:style-name="P68">El equipo arrancará desde el USB/DVD y mostrará la ventana de instalación.</text:p>
            </text:list-item>
          </text:list>
        </text:list-item>
        <text:list-item>
          <text:p text:style-name="P67"><text:span text:style-name="Strong_20_Emphasis">Configura las opciones iniciales:</text:span></text:p>
          <text:list>
            <text:list-item>
              <text:p text:style-name="P68">Selecciona idioma, formato de hora y teclado.</text:p>
            </text:list-item>
            <text:list-item>
              <text:p text:style-name="P68">Haz clic en <text:span text:style-name="Emphasis">Siguiente</text:span> y luego en <text:span text:style-name="Emphasis">Instalar ahora</text:span>.</text:p>
            </text:list-item>
          </text:list>
        </text:list-item>
        <text:list-item>
          <text:p text:style-name="P67"><text:span text:style-name="Strong_20_Emphasis">Introducir clave de producto:</text:span></text:p>
          <text:list>
            <text:list-item>
              <text:p text:style-name="P68">Ingresa la clave de producto de Windows 10 Pro Workstation N o selecciona <text:span text:style-name="Emphasis">No tengo clave de producto</text:span> para activar más tarde.</text:p>
            </text:list-item>
          </text:list>
        </text:list-item>
        <text:list-item>
          <text:p text:style-name="P67"><text:span text:style-name="Strong_20_Emphasis">Seleccionar edición de Windows:</text:span></text:p>
          <text:list>
            <text:list-item>
              <text:p text:style-name="P68">Asegúrate de elegir <text:span text:style-name="Emphasis">Windows 10 Pro Workstation N</text:span>.</text:p>
            </text:list-item>
          </text:list>
        </text:list-item>
        <text:list-item>
          <text:p text:style-name="P67"><text:span text:style-name="Strong_20_Emphasis">Seleccionar el tipo de instalación:</text:span></text:p>
          <text:list>
            <text:list-item>
              <text:p text:style-name="P68">Elige <text:span text:style-name="Emphasis">Personalizada: instalar solo Windows (avanzado)</text:span> para una instalación limpia.</text:p>
            </text:list-item>
            <text:list-item>
              <text:p text:style-name="P68">Elimina particiones existentes (si es necesario) y crea nuevas.</text:p>
            </text:list-item>
          </text:list>
        </text:list-item>
        <text:list-item>
          <text:p text:style-name="P67"><text:span text:style-name="Strong_20_Emphasis">Instalar:</text:span></text:p>
          <text:list>
            <text:list-item>
              <text:p text:style-name="P67">Selecciona la partición donde instalarás Windows y haz clic en <text:span text:style-name="Emphasis">Siguiente</text:span>. El proceso de instalación comenzará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guración posterior a la instalación</text:span></text:h>
      <text:list text:style-name="L33">
        <text:list-item>
          <text:p text:style-name="P69"><text:span text:style-name="Strong_20_Emphasis">Configurar Windows:</text:span></text:p>
          <text:list>
            <text:list-item>
              <text:p text:style-name="P70">Sigue las instrucciones en pantalla para establecer tu región, idioma, teclado, y preferencias de red.</text:p>
            </text:list-item>
            <text:list-item>
              <text:p text:style-name="P70">Inicia sesión con una cuenta de Microsoft o crea una cuenta local.</text:p>
            </text:list-item>
          </text:list>
        </text:list-item>
        <text:list-item>
          <text:p text:style-name="P69"><text:span text:style-name="Strong_20_Emphasis">Actualizar Windows:</text:span></text:p>
          <text:list>
            <text:list-item>
              <text:p text:style-name="P70">Una vez en el escritorio, ve a <text:span text:style-name="Emphasis">Configuración &gt; Actualización y seguridad</text:span> y descarga las actualizaciones disponibles.</text:p>
            </text:list-item>
          </text:list>
        </text:list-item>
        <text:list-item>
          <text:p text:style-name="P69"><text:soft-page-break/><text:span text:style-name="Strong_20_Emphasis">Instalar controladores y software necesarios:</text:span></text:p>
          <text:list>
            <text:list-item>
              <text:p text:style-name="P70">Usa Windows Update o visita el sitio web del fabricante para instalar controladores actualizados para tu hardware.</text:p>
            </text:list-item>
          </text:list>
        </text:list-item>
        <text:list-item>
          <text:p text:style-name="P69"><text:span text:style-name="Strong_20_Emphasis">Activar Windows:</text:span></text:p>
          <text:list>
            <text:list-item>
              <text:p text:style-name="P69">Ve a <text:span text:style-name="Emphasis">Configuración &gt; Actualización y seguridad &gt; Activación</text:span> e ingresa tu clave de producto.</text:p>
            </text:list-item>
          </text:list>
        </text:list-item>
      </text:list>
      <text:p text:style-name="Horizontal_20_Line"/>
      <text:p text:style-name="Text_20_body"><text:line-break/></text:p>
      <text:p text:style-name="P83"/>
      <text:h text:style-name="Heading_20_1" text:outline-level="1"><text:span text:style-name="Strong_20_Emphasis">Requisitos mínimos de Windows 11</text:span></text:h>
      <text:p text:style-name="Text_20_body">Antes de proceder, asegúrate de que tu equipo cumple con los siguientes requisitos:</text:p>
      <text:list text:style-name="L34">
        <text:list-item>
          <text:p text:style-name="P72"><text:span text:style-name="Strong_20_Emphasis">Procesador:</text:span> 1 GHz o más rápido, con 2 o más núcleos en un procesador compatible de 64 bits (SoC o CPU compatible con Windows 11).</text:p>
        </text:list-item>
        <text:list-item>
          <text:p text:style-name="P72"><text:span text:style-name="Strong_20_Emphasis">RAM:</text:span> 4 GB como mínimo.</text:p>
        </text:list-item>
        <text:list-item>
          <text:p text:style-name="P72"><text:span text:style-name="Strong_20_Emphasis">Espacio en disco:</text:span> 64 GB o más.</text:p>
        </text:list-item>
        <text:list-item>
          <text:p text:style-name="P72"><text:span text:style-name="Strong_20_Emphasis">Firmware del sistema:</text:span> UEFI, compatible con Arranque Seguro (Secure Boot).</text:p>
        </text:list-item>
        <text:list-item>
          <text:p text:style-name="P72"><text:span text:style-name="Strong_20_Emphasis">TPM:</text:span> Módulo de plataforma segura (TPM) versión 2.0.</text:p>
        </text:list-item>
        <text:list-item>
          <text:p text:style-name="P72"><text:span text:style-name="Strong_20_Emphasis">Tarjeta gráfica:</text:span> Compatible con DirectX 12 o posterior con un controlador WDDM 2.0.</text:p>
        </text:list-item>
        <text:list-item>
          <text:p text:style-name="P72"><text:span text:style-name="Strong_20_Emphasis">Pantalla:</text:span> Resolución mínima de 720p en una pantalla de más de 9 pulgadas en diagonal.</text:p>
        </text:list-item>
        <text:list-item>
          <text:p text:style-name="P71"><text:span text:style-name="Strong_20_Emphasis">Conexión a Internet:</text:span> Necesaria para la configuración inicial y actualizaciones.</text:p>
        </text:list-item>
      </text:list>
      <text:p text:style-name="Horizontal_20_Line"/>
      <text:h text:style-name="Heading_20_3" text:outline-level="3"><text:span text:style-name="Strong_20_Emphasis">Pasos para instalar Windows 11 Pro Workstation N</text:span></text:h>
      <text:h text:style-name="Heading_20_4" text:outline-level="4"><text:span text:style-name="Strong_20_Emphasis">1. Descargar el archivo ISO de Microsoft</text:span></text:h>
      <text:list text:style-name="L35">
        <text:list-item>
          <text:p text:style-name="P73"><text:span text:style-name="Strong_20_Emphasis">Accede al sitio oficial de Microsoft:</text:span></text:p>
          <text:list>
            <text:list-item>
              <text:p text:style-name="P74">Ve a la página de <text:a xlink:type="simple" xlink:href="https://www.microsoft.com/software-download/windows11" office:target-frame-name="_new" xlink:show="replace" text:style-name="Internet_20_link" text:visited-style-name="Visited_20_Internet_20_Link">Descarga de Windows 11</text:a>.</text:p>
            </text:list-item>
          </text:list>
        </text:list-item>
        <text:list-item>
          <text:p text:style-name="P73"><text:span text:style-name="Strong_20_Emphasis">Descarga la herramienta de creación de medios:</text:span></text:p>
          <text:list>
            <text:list-item>
              <text:p text:style-name="P74">Haz clic en <text:span text:style-name="Emphasis">"Descargar ahora"</text:span> bajo la sección de <text:span text:style-name="Emphasis">Herramienta de creación de medios</text:span>.</text:p>
            </text:list-item>
          </text:list>
        </text:list-item>
        <text:list-item>
          <text:p text:style-name="P73"><text:span text:style-name="Strong_20_Emphasis">Genera el archivo ISO:</text:span></text:p>
          <text:list>
            <text:list-item>
              <text:p text:style-name="P74">Ejecuta la herramienta y selecciona <text:span text:style-name="Emphasis">"Crear medios de instalación para otro PC"</text:span>.</text:p>
            </text:list-item>
            <text:list-item>
              <text:p text:style-name="P74">Elige idioma, edición (<text:span text:style-name="Emphasis">Windows 11 Pro Workstation N</text:span>) y arquitectura (64 bits).</text:p>
            </text:list-item>
            <text:list-item>
              <text:p text:style-name="P73">Selecciona <text:span text:style-name="Emphasis">"Archivo ISO"</text:span> y guarda el archivo en tu computadora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Preparar un medio de instalación (USB/DVD)</text:span></text:h>
      <text:list text:style-name="L36">
        <text:list-item>
          <text:p text:style-name="P75"><text:span text:style-name="Strong_20_Emphasis">Crear un USB booteable:</text:span></text:p>
          <text:list>
            <text:list-item>
              <text:p text:style-name="P76">Descarga <text:span text:style-name="Strong_20_Emphasis">Rufus</text:span> desde <text:a xlink:type="simple" xlink:href="https://rufus.ie/" office:target-frame-name="_new" xlink:show="replace" text:style-name="Internet_20_link" text:visited-style-name="Visited_20_Internet_20_Link">rufus.ie</text:a>.</text:p>
            </text:list-item>
            <text:list-item>
              <text:p text:style-name="P76">Conecta un USB de al menos 8 GB.</text:p>
            </text:list-item>
            <text:list-item>
              <text:p text:style-name="P76">Abre Rufus y selecciona el archivo ISO descargado. Configura las opciones:</text:p>
              <text:list>
                <text:list-item>
                  <text:p text:style-name="P76"><text:span text:style-name="Strong_20_Emphasis">Esquema de partición:</text:span> GPT (para UEFI).</text:p>
                </text:list-item>
                <text:list-item>
                  <text:p text:style-name="P76"><text:span text:style-name="Strong_20_Emphasis">Sistema de archivos:</text:span> NTFS.</text:p>
                </text:list-item>
              </text:list>
            </text:list-item>
            <text:list-item>
              <text:p text:style-name="P76">Haz clic en <text:span text:style-name="Emphasis">"Iniciar"</text:span> y espera a que termine.</text:p>
            </text:list-item>
          </text:list>
        </text:list-item>
        <text:list-item>
          <text:p text:style-name="P75"><text:span text:style-name="Strong_20_Emphasis">Crear un DVD booteable (opcional):</text:span></text:p>
          <text:list>
            <text:list-item>
              <text:p text:style-name="P75">Usa software como ImgBurn o el grabador de discos integrado en Windows para grabar el archivo ISO en un DVD.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3. Configurar el BIOS/UEFI</text:span></text:h>
      <text:list text:style-name="L37">
        <text:list-item>
          <text:p text:style-name="P78">Reinicia tu computadora y entra al BIOS/UEFI presionando una tecla como F2, F12, DEL o ESC (dependiendo del fabricante).</text:p>
        </text:list-item>
        <text:list-item>
          <text:p text:style-name="P78">Asegúrate de que:</text:p>
          <text:list>
            <text:list-item>
              <text:p text:style-name="P78"><text:span text:style-name="Strong_20_Emphasis">Secure Boot</text:span> esté habilitado.</text:p>
            </text:list-item>
            <text:list-item>
              <text:p text:style-name="P78"><text:span text:style-name="Strong_20_Emphasis">TPM 2.0</text:span> esté activado.</text:p>
            </text:list-item>
          </text:list>
        </text:list-item>
        <text:list-item>
          <text:p text:style-name="P78">Cambia la prioridad de arranque para que el USB/DVD sea el primer dispositivo.</text:p>
        </text:list-item>
        <text:list-item>
          <text:p text:style-name="P77">Guarda los cambios y reinicia.</text:p>
        </text:list-item>
      </text:list>
      <text:p text:style-name="Horizontal_20_Line"/>
      <text:h text:style-name="Heading_20_4" text:outline-level="4"><text:span text:style-name="Strong_20_Emphasis">4. Proceso de instalación</text:span></text:h>
      <text:list text:style-name="L38">
        <text:list-item>
          <text:p text:style-name="P79"><text:span text:style-name="Strong_20_Emphasis">Inicia desde el medio de instalación:</text:span></text:p>
          <text:list>
            <text:list-item>
              <text:p text:style-name="P80">El equipo arrancará desde el USB/DVD y aparecerá la ventana de instalación.</text:p>
            </text:list-item>
          </text:list>
        </text:list-item>
        <text:list-item>
          <text:p text:style-name="P79"><text:span text:style-name="Strong_20_Emphasis">Configura las opciones iniciales:</text:span></text:p>
          <text:list>
            <text:list-item>
              <text:p text:style-name="P80">Selecciona idioma, formato de hora y teclado.</text:p>
            </text:list-item>
            <text:list-item>
              <text:p text:style-name="P80">Haz clic en <text:span text:style-name="Emphasis">Siguiente</text:span> y luego en <text:span text:style-name="Emphasis">Instalar ahora</text:span>.</text:p>
            </text:list-item>
          </text:list>
        </text:list-item>
        <text:list-item>
          <text:p text:style-name="P79"><text:span text:style-name="Strong_20_Emphasis">Introduce la clave de producto:</text:span></text:p>
          <text:list>
            <text:list-item>
              <text:p text:style-name="P80">Ingresa tu clave de producto o selecciona <text:span text:style-name="Emphasis">"No tengo clave de producto"</text:span> para activarlo más tarde.</text:p>
            </text:list-item>
          </text:list>
        </text:list-item>
        <text:list-item>
          <text:p text:style-name="P79"><text:span text:style-name="Strong_20_Emphasis">Selecciona la edición de Windows:</text:span></text:p>
          <text:list>
            <text:list-item>
              <text:p text:style-name="P80">Asegúrate de elegir <text:span text:style-name="Emphasis">Windows 11 Pro Workstation N</text:span>.</text:p>
            </text:list-item>
          </text:list>
        </text:list-item>
        <text:list-item>
          <text:p text:style-name="P79"><text:span text:style-name="Strong_20_Emphasis">Selecciona el tipo de instalación:</text:span></text:p>
          <text:list>
            <text:list-item>
              <text:p text:style-name="P80">Escoge <text:span text:style-name="Emphasis">Personalizada: instalar solo Windows (avanzado)</text:span> para una instalación limpia.</text:p>
            </text:list-item>
            <text:list-item>
              <text:p text:style-name="P80">Elimina particiones existentes (si es necesario) y crea nuevas.</text:p>
            </text:list-item>
          </text:list>
        </text:list-item>
        <text:list-item>
          <text:p text:style-name="P79"><text:span text:style-name="Strong_20_Emphasis">Inicia la instalación:</text:span></text:p>
          <text:list>
            <text:list-item>
              <text:p text:style-name="P79">Selecciona la partición donde instalarás Windows y haz clic en <text:span text:style-name="Emphasis">Siguiente</text:span>. La instalación comenzará y tu computadora se reiniciará varias veces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guración posterior a la instalación</text:span></text:h>
      <text:list text:style-name="L39">
        <text:list-item>
          <text:p text:style-name="P81"><text:span text:style-name="Strong_20_Emphasis">Completa la configuración inicial:</text:span></text:p>
          <text:list>
            <text:list-item>
              <text:p text:style-name="P82">Elige tu región, idioma y red Wi-Fi o Ethernet.</text:p>
            </text:list-item>
            <text:list-item>
              <text:p text:style-name="P82">Configura una cuenta de Microsoft (recomendado) o crea una cuenta local.</text:p>
            </text:list-item>
          </text:list>
        </text:list-item>
        <text:list-item>
          <text:p text:style-name="P81"><text:span text:style-name="Strong_20_Emphasis">Actualizar Windows:</text:span></text:p>
          <text:list>
            <text:list-item>
              <text:p text:style-name="P82">Ve a <text:span text:style-name="Emphasis">Configuración &gt; Windows Update</text:span> para descargar e instalar las actualizaciones disponibles.</text:p>
            </text:list-item>
          </text:list>
        </text:list-item>
        <text:list-item>
          <text:p text:style-name="P81"><text:span text:style-name="Strong_20_Emphasis">Instalar controladores:</text:span></text:p>
          <text:list>
            <text:list-item>
              <text:p text:style-name="P82">Usa Windows Update o descarga los controladores desde el sitio web del fabricante de tu hardware.</text:p>
            </text:list-item>
          </text:list>
        </text:list-item>
        <text:list-item>
          <text:p text:style-name="P81"><text:span text:style-name="Strong_20_Emphasis">Activar Windows:</text:span></text:p>
          <text:list>
            <text:list-item>
              <text:p text:style-name="P81"><text:soft-page-break/>Ve a <text:span text:style-name="Emphasis">Configuración &gt; Sistema &gt; Activación</text:span> e ingresa tu clave de producto.</text:p>
            </text:list-item>
          </text:list>
        </text:list-item>
      </text:list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6T19:34:59.070004316</dc:date>
    <meta:editing-duration>PT1H44M17S</meta:editing-duration>
    <meta:editing-cycles>13</meta:editing-cycles>
    <meta:generator>LibreOffice/24.2.2.2$Linux_X86_64 LibreOffice_project/d56cc158d8a96260b836f100ef4b4ef25d6f1a01</meta:generator>
    <meta:print-date>2024-10-22T20:00:51.935609011</meta:print-date>
    <meta:printed-by>Archivos PDF</meta:printed-by>
    <meta:document-statistic meta:table-count="0" meta:image-count="0" meta:object-count="0" meta:page-count="6" meta:paragraph-count="124" meta:word-count="1159" meta:character-count="6732" meta:non-whitespace-character-count="5797"/>
  </office:meta>
</office:document-meta>
</file>